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c812" officeooo:paragraph-rsid="0000c812"/>
    </style:style>
    <style:style style:name="P2" style:family="paragraph" style:parent-style-name="Standard">
      <style:text-properties style:font-name="Liberation Serif" fo:font-size="12pt" fo:font-style="normal" officeooo:rsid="0004872d" officeooo:paragraph-rsid="0000c812" style:font-size-asian="12pt" style:font-style-asian="normal" style:font-name-complex="Arial" style:font-size-complex="12pt" style:font-style-complex="normal"/>
    </style:style>
    <style:style style:name="P3" style:family="paragraph" style:parent-style-name="Standard">
      <style:text-properties style:font-name="Liberation Serif" fo:font-size="12pt" fo:font-style="normal" officeooo:rsid="0008b000" officeooo:paragraph-rsid="0008b000" style:font-size-asian="12pt" style:font-style-asian="normal" style:font-name-complex="Arial" style:font-size-complex="12pt" style:font-style-complex="normal"/>
    </style:style>
    <style:style style:name="P4" style:family="paragraph" style:parent-style-name="Standard">
      <style:text-properties officeooo:rsid="0000c812" officeooo:paragraph-rsid="0000c812"/>
    </style:style>
    <style:style style:name="P5" style:family="paragraph" style:parent-style-name="Standard">
      <style:text-properties officeooo:rsid="0000c812" officeooo:paragraph-rsid="00076e13"/>
    </style:style>
    <style:style style:name="P6" style:family="paragraph" style:parent-style-name="Standard">
      <style:text-properties officeooo:rsid="0000c812" officeooo:paragraph-rsid="00084833"/>
    </style:style>
    <style:style style:name="P7" style:family="paragraph" style:parent-style-name="Standard">
      <style:text-properties officeooo:rsid="00076e13" officeooo:paragraph-rsid="00084833"/>
    </style:style>
    <style:style style:name="P8" style:family="paragraph" style:parent-style-name="Standard">
      <style:paragraph-properties fo:margin-top="0in" fo:margin-bottom="0in" style:contextual-spacing="false" fo:line-height="115%"/>
      <style:text-properties style:font-name="Liberation Serif" fo:font-size="12pt" fo:font-style="normal" officeooo:rsid="0008b000" officeooo:paragraph-rsid="0008b000" style:font-size-asian="12pt" style:font-style-asian="normal" style:font-name-complex="Arial" style:font-size-complex="12pt" style:font-style-complex="normal"/>
    </style:style>
    <style:style style:name="P9" style:family="paragraph" style:parent-style-name="Standard">
      <style:paragraph-properties fo:margin-top="0in" fo:margin-bottom="0in" style:contextual-spacing="false" fo:line-height="115%"/>
      <style:text-properties officeooo:paragraph-rsid="0008b000"/>
    </style:style>
    <style:style style:name="T1" style:family="text">
      <style:text-properties style:font-name="Liberation Serif" fo:font-size="12pt" fo:font-style="normal" style:font-size-asian="12pt" style:font-style-asian="normal" style:font-size-complex="12pt" style:font-style-complex="normal"/>
    </style:style>
    <style:style style:name="T2" style:family="text">
      <style:text-properties style:font-name="Liberation Serif" fo:font-size="12pt" fo:font-style="normal" style:font-size-asian="12pt" style:font-style-asian="normal" style:font-name-complex="Arial" style:font-size-complex="12pt" style:font-style-complex="normal"/>
    </style:style>
    <style:style style:name="T3" style:family="text">
      <style:text-properties style:font-name="Liberation Serif" fo:font-size="12pt" fo:font-style="normal" officeooo:rsid="0040e585" style:font-size-asian="12pt" style:font-style-asian="normal" style:font-name-complex="Arial" style:font-size-complex="12pt" style:font-style-complex="normal"/>
    </style:style>
    <style:style style:name="T4" style:family="text">
      <style:text-properties style:font-name="Liberation Serif" fo:font-size="12pt" fo:font-style="normal" officeooo:rsid="000ff8ba" style:font-size-asian="12pt" style:font-style-asian="normal" style:font-name-complex="Arial" style:font-size-complex="12pt" style:font-style-complex="normal"/>
    </style:style>
    <style:style style:name="T5" style:family="text">
      <style:text-properties style:font-name="Liberation Serif" fo:font-size="12pt" fo:font-style="normal" officeooo:rsid="00038a3b" style:font-size-asian="12pt" style:font-style-asian="normal" style:font-name-complex="Arial" style:font-size-complex="12pt" style:font-style-complex="normal"/>
    </style:style>
    <style:style style:name="T6" style:family="text">
      <style:text-properties style:font-name="Liberation Serif" fo:font-size="12pt" fo:font-style="normal" officeooo:rsid="0004872d" style:font-size-asian="12pt" style:font-style-asian="normal" style:font-name-complex="Arial" style:font-size-complex="12pt" style:font-style-complex="normal"/>
    </style:style>
    <style:style style:name="T7" style:family="text">
      <style:text-properties style:font-name="Liberation Serif" fo:font-size="12pt" fo:font-style="normal" officeooo:rsid="0004a3a9" style:font-size-asian="12pt" style:font-style-asian="normal" style:font-name-complex="Arial" style:font-size-complex="12pt" style:font-style-complex="normal"/>
    </style:style>
    <style:style style:name="T8" style:family="text">
      <style:text-properties style:font-name="Liberation Serif" fo:font-size="12pt" fo:font-style="normal" officeooo:rsid="0005aa02" style:font-size-asian="12pt" style:font-style-asian="normal" style:font-name-complex="Arial" style:font-size-complex="12pt" style:font-style-complex="normal"/>
    </style:style>
    <style:style style:name="T9" style:family="text">
      <style:text-properties style:font-name="Liberation Serif" fo:font-size="12pt" fo:font-style="normal" officeooo:rsid="0005f3c0" style:font-size-asian="12pt" style:font-style-asian="normal" style:font-name-complex="Arial" style:font-size-complex="12pt" style:font-style-complex="normal"/>
    </style:style>
    <style:style style:name="T10" style:family="text">
      <style:text-properties style:font-name="Liberation Serif" fo:font-size="12pt" fo:font-style="normal" officeooo:rsid="00076e13" style:font-size-asian="12pt" style:font-style-asian="normal" style:font-name-complex="Arial" style:font-size-complex="12pt" style:font-style-complex="normal"/>
    </style:style>
    <style:style style:name="T11" style:family="text">
      <style:text-properties style:font-name="Liberation Serif" fo:font-size="12pt" fo:font-style="normal" officeooo:rsid="00084833" style:font-size-asian="12pt" style:font-style-asian="normal" style:font-name-complex="Arial" style:font-size-complex="12pt" style:font-style-complex="normal"/>
    </style:style>
    <style:style style:name="T12" style:family="text">
      <style:text-properties style:font-name="Liberation Serif" fo:font-size="12pt" fo:font-style="normal" officeooo:rsid="00025517" style:font-size-asian="12pt" style:font-style-asian="normal" style:font-name-complex="Arial" style:font-size-complex="12pt" style:font-style-complex="normal"/>
    </style:style>
    <style:style style:name="T13" style:family="text">
      <style:text-properties style:font-name="Liberation Serif" fo:font-size="12pt" fo:font-style="normal" officeooo:rsid="0008b000" style:font-size-asian="12pt" style:font-style-asian="normal" style:font-name-complex="Arial" style:font-size-complex="12pt" style:font-style-complex="normal"/>
    </style:style>
    <style:style style:name="T14" style:family="text">
      <style:text-properties style:font-name="Liberation Serif" fo:font-size="12pt" fo:font-style="normal" officeooo:rsid="0008c738" style:font-size-asian="12pt" style:font-style-asian="normal" style:font-name-complex="Arial" style:font-size-complex="12pt" style:font-style-complex="normal"/>
    </style:style>
    <style:style style:name="T15" style:family="text">
      <style:text-properties style:font-name="Liberation Serif" fo:font-size="12pt" fo:font-style="normal" officeooo:rsid="000a4965" style:font-size-asian="12pt" style:font-style-asian="normal" style:font-name-complex="Arial" style:font-size-complex="12pt" style:font-style-complex="normal"/>
    </style:style>
    <style:style style:name="T16" style:family="text">
      <style:text-properties style:font-name="Liberation Serif" fo:font-size="12pt" fo:font-style="normal" officeooo:rsid="000c1f07" style:font-size-asian="12pt" style:font-style-asian="normal" style:font-name-complex="Arial" style:font-size-complex="12pt" style:font-style-complex="normal"/>
    </style:style>
    <style:style style:name="T17" style:family="text">
      <style:text-properties style:font-name="Liberation Serif" fo:font-size="12pt" fo:font-style="normal" officeooo:rsid="001079c9" style:font-size-asian="12pt" style:font-style-asian="normal" style:font-name-complex="Arial" style:font-size-complex="12pt" style:font-style-complex="normal"/>
    </style:style>
    <style:style style:name="T18" style:family="text">
      <style:text-properties style:font-name="Liberation Serif" fo:font-size="12pt" fo:font-style="normal" officeooo:rsid="0011a876" style:font-size-asian="12pt" style:font-style-asian="normal" style:font-name-complex="Arial" style:font-size-complex="12pt" style:font-style-complex="normal"/>
    </style:style>
    <style:style style:name="T19" style:family="text">
      <style:text-properties style:font-name="Liberation Serif" fo:font-size="12pt" fo:font-style="normal" officeooo:rsid="00134dd0" style:font-size-asian="12pt" style:font-style-asian="normal" style:font-name-complex="Arial" style:font-size-complex="12pt" style:font-style-complex="normal"/>
    </style:style>
    <style:style style:name="T20" style:family="text">
      <style:text-properties style:font-name="Liberation Serif" fo:font-size="12pt" fo:font-style="normal" officeooo:rsid="00145cd5" style:font-size-asian="12pt" style:font-style-asian="normal" style:font-name-complex="Arial" style:font-size-complex="12pt" style:font-style-complex="normal"/>
    </style:style>
    <style:style style:name="T21" style:family="text">
      <style:text-properties style:font-name="Liberation Serif" fo:font-size="12pt" fo:font-style="italic" style:font-size-asian="12pt" style:font-style-asian="italic" style:font-name-complex="Arial" style:font-size-complex="12pt" style:font-style-complex="italic"/>
    </style:style>
    <style:style style:name="T22" style:family="text">
      <style:text-properties style:font-name="Liberation Serif" fo:font-size="12pt" fo:font-style="italic" officeooo:rsid="000ff8ba" style:font-size-asian="12pt" style:font-style-asian="italic" style:font-name-complex="Arial" style:font-size-complex="12pt" style:font-style-complex="italic"/>
    </style:style>
    <style:style style:name="T23" style:family="text">
      <style:text-properties style:font-name="Liberation Serif" fo:font-size="12pt" fo:font-style="italic" officeooo:rsid="0004a3a9" style:font-size-asian="12pt" style:font-style-asian="italic" style:font-name-complex="Arial" style:font-size-complex="12pt" style:font-style-complex="italic"/>
    </style:style>
    <style:style style:name="T24" style:family="text">
      <style:text-properties style:font-name="Liberation Serif" fo:font-size="12pt" fo:font-style="italic" officeooo:rsid="00084833" style:font-size-asian="12pt" style:font-style-asian="italic" style:font-name-complex="Arial" style:font-size-complex="12pt" style:font-style-complex="italic"/>
    </style:style>
    <style:style style:name="T25" style:family="text">
      <style:text-properties style:font-name="Liberation Serif" fo:font-size="12pt" fo:font-style="italic" officeooo:rsid="0008b000" style:font-size-asian="12pt" style:font-style-asian="italic" style:font-name-complex="Arial" style:font-size-complex="12pt" style:font-style-complex="italic"/>
    </style:style>
    <style:style style:name="T26" style:family="text">
      <style:text-properties fo:font-size="12pt" style:font-size-asian="12pt" style:font-size-complex="12pt"/>
    </style:style>
    <style:style style:name="T27" style:family="text">
      <style:text-properties fo:font-size="12pt" fo:font-style="italic" style:font-size-asian="12pt" style:font-style-asian="italic" style:font-size-complex="12pt" style:font-style-complex="italic"/>
    </style:style>
    <style:style style:name="T28" style:family="text">
      <style:text-properties fo:font-size="12pt" fo:font-style="normal" style:font-size-asian="12pt" style:font-style-asian="normal" style:font-size-complex="12pt" style:font-style-complex="normal"/>
    </style:style>
    <style:style style:name="T29" style:family="text">
      <style:text-properties fo:font-style="italic" officeooo:rsid="00084833"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Editors,</text:p>
      <text:p text:style-name="P1"/>
      <text:p text:style-name="P1"><text:tab/>Thank you for co<text:span text:style-name="T26">nsidering this work for publication in </text:span><text:span text:style-name="T27">PNAS</text:span><text:span text:style-name="T28">. Our manu</text:span><text:span text:style-name="T1">script, “</text:span><text:span text:style-name="T3">Mapping of </text:span><text:span text:style-name="T4">genotype-by-environment interactions</text:span><text:span text:style-name="T3"> in phenology </text:span><text:span text:style-name="T4">identifies </text:span><text:span text:style-name="T3">two cues</text:span><text:span text:style-name="T4"> for flowering in switchgrass (</text:span><text:span text:style-name="T22">Panicum virgatum</text:span><text:span text:style-name="T4">)” </text:span><text:span text:style-name="T2">is suitable for publication in </text:span><text:span text:style-name="T21">PNAS</text:span><text:span text:style-name="T2"> for </text:span><text:span text:style-name="T5">three</text:span><text:span text:style-name="T2"> reasons.</text:span></text:p>
      <text:p text:style-name="P1"><text:span text:style-name="T2"/></text:p>
      <text:p text:style-name="P1"><text:span text:style-name="T2"><text:tab/></text:span><text:span text:style-name="T9">Our work makes use of a key methodological development to improve our understanding of the genetic</text:span><text:span text:style-name="T13">s of </text:span><text:span text:style-name="T9">genotype-by-environment interactions, or GxE. Just as different populations can exhibit different responses to the environment, it seems clear that different genes and genetic variants can exhibit different responses to the environment. Yet current statistical models to test for GxE don’t have robust frameworks to specify and compete </text:span><text:span text:style-name="T14">different allele-environment covariances</text:span><text:span text:style-name="T9">. <text:s/></text:span><text:span text:style-name="T10">Here, we use multivariate adaptive shrinkage (mash, Urbut et al Nat. Gen 2019) to determine the regions of the switchgrass genome </text:span><text:span text:style-name="T13">with effects on </text:span><text:span text:style-name="T10">phenological dates </text:span><text:span text:style-name="T13">that covary</text:span><text:span text:style-name="T10"> with several weather-based ‘cues’. </text:span><text:span text:style-name="T13">To do this, we use a </text:span><text:span text:style-name="T20">recently developed</text:span><text:span text:style-name="T10"> genome-wide association mapping </text:span><text:span text:style-name="T2">panel of clonally replicated switchgrass genotypes planted across the native latitudinal range of switchgrass. </text:span><text:span text:style-name="T10">This panel contains two deeply diverged </text:span><text:span text:style-name="T11">genetic subpopulations of switchgrass. </text:span><text:span text:style-name="T13">Using mash, we </text:span><text:span text:style-name="T11">find that these </text:span><text:span text:style-name="T14">two </text:span><text:span text:style-name="T11">subpopulations are segregating for SNPs with effects on flowering date that covary with two distinct weather-based environmental cues.</text:span></text:p>
      <text:p text:style-name="P1"><text:span text:style-name="T11"/></text:p>
      <text:p text:style-name="P1"><text:span text:style-name="T11"><text:tab/></text:span><text:span text:style-name="T13">Second, to our knowledge, this work is the first to use a statistically unbiased test </text:span><text:span text:style-name="T17">to detect the relative frequencies of</text:span><text:span text:style-name="T13"> two </text:span><text:span text:style-name="T17">important</text:span><text:span text:style-name="T13"> </text:span><text:span text:style-name="T17">types</text:span><text:span text:style-name="T13"> of GxE: antagonistic pleiotropy, or a change in sign of effects between environments, and differential sensitivity, or a change in magnitude of effects between environments. </text:span><text:span text:style-name="T14">Previous work has had a statistical bias against detecting antagonistic pleiotropy, and </text:span><text:span text:style-name="T18">to date</text:span><text:span text:style-name="T14"> very few instances of antagonistic pleiotropy have been mapped to small genetic intervals. </text:span><text:span text:style-name="T13">We use this test to find thousands of genetic effects </text:span><text:span text:style-name="T14">with antagonistic pleiotropy for one of our phenological measures, green-up, or the start of above-ground spring growth for switchgrass.</text:span></text:p>
      <text:p text:style-name="P5"><text:span text:style-name="T10"/></text:p>
      <text:p text:style-name="P7"><text:span text:style-name="T10"><text:tab/>F</text:span><text:span text:style-name="T2">inally, </text:span><text:span text:style-name="T11">with current advances in high-throughput measurement, and the increased resources devoted to experiments in natural and semi-natural environments, we </text:span><text:span text:style-name="T12">must consider how to share information across these experiments and how to</text:span><text:span text:style-name="T6"> a</text:span><text:span text:style-name="T12">ssociate natural variation</text:span><text:span text:style-name="T6"> in genomes with natural variation in complex field environments. </text:span><text:span text:style-name="T11">Advances </text:span><text:span text:style-name="T15">in methods to find the environmental cues that matter </text:span><text:span text:style-name="T11">should allow </text:span><text:span text:style-name="T13">researchers </text:span><text:span text:style-name="T6">to determine the adaptations important to responses to the natural environment, and how </text:span><text:span text:style-name="T19">the importance of these</text:span><text:span text:style-name="T6"> genetic mechanisms </text:span><text:span text:style-name="T19">changes </text:span><text:span text:style-name="T6">as the environment itself changes.</text:span><text:span text:style-name="T11"> </text:span><text:span text:style-name="T13">Our manuscript should be of broad interest to </text:span><text:span text:style-name="T25">PNAS</text:span><text:span text:style-name="T13"> readership </text:span><text:span text:style-name="T16">for the insights it provides into this important issue.</text:span></text:p>
      <text:p text:style-name="P1"><text:span text:style-name="T6"><text:tab/></text:span></text:p>
      <text:p text:style-name="P6"><text:span text:style-name="T6"><text:tab/>We suggest </text:span><text:span text:style-name="T11">that </text:span><text:span text:style-name="T6">Johanna Schmitt, </text:span><text:span text:style-name="T7">Trudy Mackay, and Detlef Weigel would be excellent editors for this manuscript. Dr. Schmitt has done extensive work in </text:span><text:span text:style-name="T23">Arabidopsis </text:span><text:span text:style-name="T24">thaliana</text:span><text:span text:style-name="T7"> and other plant species unravelling the genetic mechanisms involved in responses to the natural environment. </text:span><text:span text:style-name="T8">Dr.</text:span><text:span text:style-name="T7"> Mackay has extensive </text:span><text:span text:style-name="T8">experience mapping the genetics of complex traits and genotype-by-environment interactions. </text:span><text:span text:style-name="T6">Dr. Weigel has done extensive work understanding genetic diversity in </text:span><text:span text:style-name="T24">A. thaliana </text:span><text:span text:style-name="T6">including extensive work on floral induction cues. </text:span></text:p>
      <text:p text:style-name="P2"/>
      <text:p text:style-name="P2"/>
      <text:p text:style-name="P3">All the best,</text:p>
      <text:p text:style-name="P3"/>
      <text:p text:style-name="P3">Alice MacQueen* and Tom Juenger</text:p>
      <text:p text:style-name="P3"/>
      <text:p text:style-name="P9"><text:span text:style-name="T26">*alice.macqueen@utexas.edu</text:span></text:p>
      <text:p text:style-name="P9"><text:soft-page-break/><text:span text:style-name="T26">Department of Integrative Biology</text:span></text:p>
      <text:p text:style-name="P9"><text:span text:style-name="T26">The University of Texas at Austin</text:span></text:p>
      <text:p text:style-name="P8">Austin, TX 787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5T15:40:11.956998122</meta:creation-date>
    <dc:date>2021-06-28T15:46:34.916728598</dc:date>
    <meta:editing-duration>PT27M27S</meta:editing-duration>
    <meta:editing-cycles>11</meta:editing-cycles>
    <meta:generator>LibreOffice/7.1.2.2$Linux_X86_64 LibreOffice_project/8a45595d069ef5570103caea1b71cc9d82b2aae4</meta:generator>
    <meta:document-statistic meta:table-count="0" meta:image-count="0" meta:object-count="0" meta:page-count="2" meta:paragraph-count="13" meta:word-count="499" meta:character-count="3491" meta:non-whitespace-character-count="2996"/>
  </office:meta>
</office:document-meta>
</file>